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25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25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2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25-01-02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24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24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24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24-01-25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23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23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23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23-01-19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22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22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22-04-22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22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22-01-18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21-10-14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21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21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21-04-12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21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21-01-13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20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20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20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20-01-06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9-10-29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9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9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9-04-24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9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9-01-24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8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8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8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8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8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8-01-08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7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7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7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7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7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7-01-04 17:40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6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6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6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6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6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6-01-11 17:47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5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5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5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5-01-09 17:39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4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4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4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4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4-01-16 16:11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3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3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3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3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3-01-14 18:28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2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2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2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2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2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2-01-09 18:39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1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1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0-12-29 15:46:3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0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0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0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0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0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0-01-13 17:17:5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9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9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9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9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9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9-01-20 20:46:1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8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8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8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8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8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8-01-07 20:41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7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7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7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7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7-01-17 23:35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6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6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6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6-01-05 17:33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5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5-01-15 15:25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4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4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4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4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4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3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3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3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3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3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3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3-01-16 22:20:3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2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2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2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2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2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2-01-02 22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1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1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1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1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1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1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1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1-01-05 21:50:2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0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0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0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0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0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0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0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9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9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9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9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9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9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9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9-01-11 17:55:4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8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8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8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8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8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8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8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8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8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8-01-30 22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7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7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7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7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7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7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7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7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6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6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6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6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6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6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6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6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6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5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5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5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5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5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4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4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4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4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4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4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4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3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3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3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3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3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3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3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3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3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3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2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2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2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2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2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2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2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2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2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2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2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2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2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2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2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2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2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2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2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2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2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2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2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2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2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2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1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1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1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1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1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1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1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1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1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1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1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1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1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1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1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1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1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1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1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1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1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0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0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0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0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0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0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0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9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88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8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87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87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86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86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86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8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8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85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8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8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8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84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8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8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83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83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83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8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8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56098412802</text:p>
          </table:table-cell>
          <table:table-cell office:value-type="string" calcext:value-type="string">
            <text:p>21S 12W 06CCB 02</text:p>
          </table:table-cell>
          <table:table-cell office:value-type="string" calcext:value-type="string">
            <text:p>198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98" meta:object-count="0"/>
    <meta:user-defined meta:name="AppVersion">3.0</meta:user-defined>
  </office:meta>
</office:document-meta>
</file>